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281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307cm" fo:min-width="0.58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062cm" fo:min-width="8.462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028cm" fo:min-width="8.42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6cm" fo:min-width="8.42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draw:fill="none" fo:min-height="4.601cm"/>
      <style:paragraph-properties style:writing-mode="lr-tb"/>
    </style:style>
    <style:style style:name="gr9" style:family="graphic" style:parent-style-name="standard">
      <style:graphic-properties svg:stroke-color="#000000" draw:fill-color="#ffffd7" draw:textarea-horizontal-align="justify" draw:textarea-vertical-align="middle" draw:auto-grow-height="false" fo:min-height="1.681cm" fo:min-width="5.746cm" fo:wrap-option="no-wrap"/>
      <style:paragraph-properties style:writing-mode="lr-tb"/>
    </style:style>
    <style:style style:name="gr10" style:family="graphic" style:parent-style-name="standard">
      <style:graphic-properties draw:stroke="none" draw:fill="none" fo:min-height="2.48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28cm" fo:min-width="0.078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3.826cm" fo:min-width="4.529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375cm" fo:min-width="1.2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5.521cm"/>
      <style:paragraph-properties style:writing-mode="lr-tb"/>
    </style:style>
    <style:style style:name="gr19" style:family="graphic" style:parent-style-name="standard">
      <style:graphic-properties svg:stroke-color="#000000" draw:fill-color="#ffffd7" draw:textarea-horizontal-align="justify" draw:textarea-vertical-align="middle" draw:auto-grow-height="false" fo:min-height="1.891cm" fo:min-width="8.492cm" fo:wrap-option="no-wrap"/>
      <style:paragraph-properties style:writing-mode="lr-tb"/>
    </style:style>
    <style:style style:name="gr20" style:family="graphic" style:parent-style-name="standard">
      <style:graphic-properties svg:stroke-color="#000000" draw:fill-color="#ffffd7" draw:textarea-horizontal-align="justify" draw:textarea-vertical-align="middle" draw:auto-grow-height="false" fo:min-height="1.681cm" fo:min-width="6.888cm" fo:wrap-option="no-wrap"/>
      <style:paragraph-properties style:writing-mode="lr-tb"/>
    </style:style>
    <style:style style:name="gr21" style:family="graphic" style:parent-style-name="standard">
      <style:graphic-properties draw:stroke="none" draw:fill="none" fo:min-height="4.969cm"/>
      <style:paragraph-properties style:writing-mode="lr-tb"/>
    </style:style>
    <style:style style:name="gr22" style:family="graphic" style:parent-style-name="standard">
      <style:graphic-properties svg:stroke-color="#000000" draw:fill-color="#ffffd7" draw:textarea-horizontal-align="justify" draw:textarea-vertical-align="middle" draw:auto-grow-height="false" fo:min-height="2.985cm" fo:min-width="5.746cm" fo:wrap-option="no-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9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12cm" fo:min-width="0cm"/>
      <style:paragraph-properties style:writing-mode="lr-tb"/>
    </style:style>
    <style:style style:name="gr25" style:family="graphic" style:parent-style-name="standard">
      <style:graphic-properties svg:stroke-color="#000000" draw:fill-color="#ffffd7" draw:textarea-horizontal-align="justify" draw:textarea-vertical-align="middle" draw:auto-grow-height="false" fo:min-height="2.264cm" fo:min-width="4.713cm" fo:wrap-option="no-wrap"/>
      <style:paragraph-properties style:writing-mode="lr-tb"/>
    </style:style>
    <style:style style:name="gr26" style:family="graphic" style:parent-style-name="standard">
      <style:graphic-properties svg:stroke-color="#000000" draw:fill-color="#ffffd7" draw:textarea-horizontal-align="justify" draw:textarea-vertical-align="middle" draw:auto-grow-height="false" fo:min-height="1.728cm" fo:min-width="5.737cm" fo:wrap-option="no-wrap"/>
      <style:paragraph-properties style:writing-mode="lr-tb"/>
    </style:style>
    <style:style style:name="gr27" style:family="graphic" style:parent-style-name="standard">
      <style:graphic-properties svg:stroke-color="#000000" draw:fill-color="#ffffd7" draw:textarea-horizontal-align="justify" draw:textarea-vertical-align="middle" draw:auto-grow-height="false" fo:min-height="1.621cm" fo:min-width="5.737cm" fo:wrap-option="no-wrap"/>
      <style:paragraph-properties style:writing-mode="lr-tb"/>
    </style:style>
    <style:style style:name="gr28" style:family="graphic" style:parent-style-name="standard">
      <style:graphic-properties svg:stroke-color="#000000" draw:fill-color="#ffffd7" draw:textarea-horizontal-align="justify" draw:textarea-vertical-align="middle" draw:auto-grow-height="false" fo:min-height="2.515cm" fo:min-width="5.737cm" fo:wrap-option="no-wrap"/>
      <style:paragraph-properties style:writing-mode="lr-tb"/>
    </style:style>
    <style:style style:name="gr29" style:family="graphic" style:parent-style-name="standard">
      <style:graphic-properties draw:stroke="dash" draw:stroke-dash="Dot" svg:stroke-color="#000000" draw:fill="solid" draw:fill-color="#dddddd" draw:textarea-horizontal-align="left" draw:auto-grow-height="true" draw:auto-grow-width="false" fo:min-height="1.79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4.05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cm" fo:min-width="6.852cm"/>
      <style:paragraph-properties style:writing-mode="lr-tb"/>
    </style:style>
    <style:style style:name="gr32" style:family="graphic" style:parent-style-name="standard">
      <style:graphic-properties svg:stroke-color="#000000" draw:fill-color="#ffffd7" draw:textarea-horizontal-align="justify" draw:textarea-vertical-align="middle" draw:auto-grow-height="false" fo:min-height="1.728cm" fo:min-width="3.455cm" fo:wrap-option="no-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3cm" fo:min-width="0cm"/>
      <style:paragraph-properties style:writing-mode="lr-tb"/>
    </style:style>
    <style:style style:name="gr35" style:family="graphic" style:parent-style-name="standard">
      <style:graphic-properties svg:stroke-color="#000000" draw:fill-color="#ffffd7" draw:textarea-horizontal-align="justify" draw:textarea-vertical-align="middle" draw:auto-grow-height="false" fo:min-height="1.251cm" fo:min-width="4.982cm" fo:wrap-option="no-wrap"/>
      <style:paragraph-properties style:writing-mode="lr-tb"/>
    </style:style>
    <style:style style:name="gr36" style:family="graphic" style:parent-style-name="standard">
      <style:graphic-properties svg:stroke-color="#000000" draw:fill-color="#ffffd7" draw:textarea-horizontal-align="justify" draw:textarea-vertical-align="middle" draw:auto-grow-height="false" fo:min-height="2.361cm" fo:min-width="9.416cm" fo:wrap-option="no-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4.4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6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cm" fo:min-width="0cm"/>
      <style:paragraph-properties style:writing-mode="lr-tb"/>
    </style:style>
    <style:style style:name="gr40" style:family="graphic" style:parent-style-name="standard">
      <style:graphic-properties draw:stroke="none" draw:fill="none" fo:min-height="3.338cm"/>
      <style:paragraph-properties style:writing-mode="lr-tb"/>
    </style:style>
    <style:style style:name="gr41" style:family="graphic" style:parent-style-name="standard">
      <style:graphic-properties draw:stroke="none" draw:fill="none" fo:min-height="2.161cm"/>
      <style:paragraph-properties style:writing-mode="lr-tb"/>
    </style:style>
    <style:style style:name="gr4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3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  <style:paragraph-properties style:writing-mode="lr-tb"/>
    </style:style>
    <style:style style:name="gr46" style:family="graphic" style:parent-style-name="standard">
      <style:graphic-properties draw:stroke="none" draw:fill="none" fo:min-height="4.842cm"/>
      <style:paragraph-properties style:writing-mode="lr-tb"/>
    </style:style>
    <style:style style:name="gr47" style:family="graphic" style:parent-style-name="standard">
      <style:graphic-properties svg:stroke-color="#000000" draw:fill-color="#ffffd7" draw:textarea-horizontal-align="justify" draw:textarea-vertical-align="middle" draw:auto-grow-height="false" fo:min-height="1.728cm" fo:min-width="11.602cm" fo:wrap-option="no-wrap"/>
      <style:paragraph-properties style:writing-mode="lr-tb"/>
    </style:style>
    <style:style style:name="gr48" style:family="graphic" style:parent-style-name="standard">
      <style:graphic-properties draw:stroke="none" draw:fill="none" fo:min-height="1.582cm"/>
      <style:paragraph-properties style:writing-mode="lr-tb"/>
    </style:style>
    <style:style style:name="gr49" style:family="graphic" style:parent-style-name="standard">
      <style:graphic-properties draw:stroke="none" draw:fill="none" fo:min-height="5.331cm"/>
      <style:paragraph-properties style:writing-mode="lr-tb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8cm" fo:min-width="6.529cm" fo:padding-top="0.142cm" fo:padding-bottom="0.142cm" fo:padding-left="0.267cm" fo:padding-right="0.267cm"/>
      <style:paragraph-properties style:writing-mode="lr-tb"/>
    </style:style>
    <style:style style:name="gr51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5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53" style:family="graphic" style:parent-style-name="standard">
      <style:graphic-properties svg:stroke-color="#000000" draw:fill-color="#ffffd7" draw:textarea-horizontal-align="justify" draw:textarea-vertical-align="middle" draw:auto-grow-height="false" fo:min-height="1.152cm" fo:min-width="4.674cm" fo:wrap-option="no-wrap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loext:graphic-properties draw:fill="none"/>
      <style:paragraph-properties fo:line-height="115%" style:writing-mode="lr-tb"/>
      <style:text-properties style:font-name="Liberation Mono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line-height="115%" style:writing-mode="lr-tb"/>
      <style:text-properties style:font-name="Liberation Mono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dddddd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" fo:font-size="14pt" style:font-size-asian="14pt" style:font-size-complex="1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line-height="115%" style:writing-mode="lr-tb"/>
      <style:text-properties style:font-name="Liberation Mono" fo:font-size="18pt"/>
    </style:style>
    <style:style style:name="P19" style:family="paragraph">
      <style:paragraph-properties fo:margin-top="0cm" fo:margin-bottom="0.254cm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23" style:family="paragraph">
      <loext:graphic-properties draw:fill-color="#ffffd7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24" style:family="paragraph">
      <loext:graphic-properties draw:fill="solid" draw:fill-color="#dddddd"/>
      <style:paragraph-properties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line-height="115%" style:writing-mode="lr-tb"/>
    </style:style>
    <style:style style:name="P26" style:family="paragraph">
      <style:paragraph-properties fo:margin-top="0cm" fo:margin-bottom="0.381cm"/>
    </style:style>
    <style:style style:name="P27" style:family="paragraph">
      <loext:graphic-properties draw:fill="none"/>
      <style:paragraph-properties fo:margin-top="0cm" fo:margin-bottom="0.381cm" style:writing-mode="lr-tb"/>
    </style:style>
    <style:style style:name="P28" style:family="paragraph">
      <loext:graphic-properties draw:fill="none"/>
      <style:paragraph-properties style:writing-mode="lr-tb"/>
      <style:text-properties style:font-name="Liberation Mono"/>
    </style:style>
    <style:style style:name="P29" style:family="paragraph">
      <style:paragraph-properties fo:line-height="115%"/>
      <style:text-properties style:font-name="Liberation Mono" fo:font-size="18pt"/>
    </style:style>
    <style:style style:name="P30" style:family="paragraph">
      <loext:graphic-properties draw:fill="none"/>
      <style:paragraph-properties fo:line-height="115%"/>
      <style:text-properties style:font-name="Liberation Mono" fo:font-size="18pt"/>
    </style:style>
    <style:style style:name="P31" style:family="paragraph">
      <style:text-properties style:font-name="Liberation Mono"/>
    </style:style>
    <style:style style:name="P32" style:family="paragraph">
      <loext:graphic-properties draw:fill="none"/>
      <style:text-properties style:font-name="Liberation Mono"/>
    </style:style>
    <style:style style:name="P33" style:family="paragraph">
      <style:paragraph-properties fo:text-align="center"/>
    </style:style>
    <style:style style:name="P34" style:family="paragraph">
      <loext:graphic-properties draw:fill-color="#ffffd7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text-properties style:font-name="Liberation Mono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Mono" fo:background-color="#dddddd"/>
    </style:style>
    <style:style style:name="T7" style:family="text">
      <style:text-properties style:font-name="Liberation Mono" fo:font-size="20pt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font-name="Liberation Mono" fo:font-size="20pt" fo:background-color="#ffff00" style:font-size-asian="20pt" style:font-size-complex="20pt"/>
    </style:style>
    <style:style style:name="T11" style:family="text">
      <style:text-properties style:font-name="Liberation Mono" fo:font-size="16pt" style:font-size-asian="16pt" style:font-size-complex="16pt"/>
    </style:style>
    <style:style style:name="T12" style:family="text">
      <style:text-properties style:font-name="Liberation Mono" fo:font-size="20pt" fo:background-color="transparent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style:font-name="Liberation Mono"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font-name="Liberation Mono"/>
    </style:style>
    <style:style style:name="T16" style:family="text">
      <style:text-properties style:font-name="Liberation Sans1" fo:font-size="16pt" style:font-size-asian="16pt" style:font-size-complex="1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Liberation Mono" fo:font-size="14pt" style:font-size-asian="14pt" style:font-size-complex="14pt"/>
    </style:style>
    <style:style style:name="T19" style:family="text">
      <style:text-properties style:font-name="Liberation Mono" fo:font-size="18pt"/>
    </style:style>
    <style:style style:name="T20" style:family="text">
      <style:text-properties style:font-name="Liberation Mono" fo:font-size="40pt" style:font-size-asian="40pt" style:font-size-complex="40pt"/>
    </style:style>
    <style:style style:name="T21" style:family="text">
      <style:text-properties fo:font-size="18pt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T24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1<text:span text:style-name="T3">—Designing Class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4">Terminology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9" text:id="id9">Defining a class creates a new object type with the same name.</text:p>
              </text:list-item>
              <text:list-item>
                <text:p xml:id="id10" text:id="id10">A class definition is a template for objects: it specifies what attributes the objects have and what methods can operate on them.</text:p>
              </text:list-item>
              <text:list-item>
                <text:p xml:id="id11" text:id="id11">Every object belongs to an object type; that is, it is an <text:span text:style-name="T5">instance</text:span> of a class.</text:p>
              </text:list-item>
              <text:list-item>
                <text:p xml:id="id12" text:id="id12">The <text:span text:style-name="T6">new</text:span> operator <text:span text:style-name="T5">instantiates</text:span> objects; that is, it creates new instances of a class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4">Encapsulation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3" text:id="id13">Objects <text:span text:style-name="T5">encapsulate</text:span> (combine) related data in an object that can be treated as a single unit.</text:p>
              </text:list-item>
              <text:list-item>
                <text:p xml:id="id14" text:id="id14">Objects can be used as parameters and return values, rather than passing and returning multiple value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Creating a Class (1)</text:span></text:p>
          </draw:text-box>
        </draw:frame>
        <draw:frame draw:style-name="gr2" draw:text-style-name="P7" draw:layer="layout" svg:width="12.589cm" svg:height="8.531cm" svg:x="3.524cm" svg:y="4.889cm">
          <draw:text-box>
            <text:p text:style-name="P6"><text:span text:style-name="T7">public class Time {</text:span></text:p>
            <text:p text:style-name="P6"><text:span text:style-name="T7"><text:s text:c="4"/></text:span><text:span text:style-name="T7">private int hour;</text:span></text:p>
            <text:p text:style-name="P6"><text:span text:style-name="T7"><text:s text:c="4"/></text:span><text:span text:style-name="T7">private int minute;</text:span></text:p>
            <text:p text:style-name="P6"><text:span text:style-name="T7"><text:s text:c="4"/></text:span><text:span text:style-name="T7">private double second;</text:span></text:p>
            <text:p text:style-name="P6"><text:span text:style-name="T7">}</text:span></text:p>
          </draw:text-box>
        </draw:frame>
        <draw:custom-shape draw:style-name="gr3" draw:text-style-name="P8" draw:layer="layout" svg:width="1.549cm" svg:height="2.789cm" svg:x="14.421cm" svg:y="5.957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0" draw:layer="layout" svg:width="8.962cm" svg:height="2.312cm" svg:x="16.614cm" svg:y="6.291cm">
          <text:p text:style-name="P9"><text:span text:style-name="T8">attributes are also called</text:span></text:p>
          <text:p text:style-name="P9"><text:span text:style-name="T9">instance variables</text:span><text:span text:style-name="T8">; each instance</text:span></text:p>
          <text:p text:style-name="P9"><text:span text:style-name="T8">has its own variables.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97cm" svg:y1="7.531cm" svg:x2="16.614cm" svg:y2="7.531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Creating a Class (2)</text:span></text:p>
          </draw:text-box>
        </draw:frame>
        <draw:frame draw:style-name="gr2" draw:text-style-name="P7" draw:layer="layout" svg:width="12.589cm" svg:height="8.531cm" svg:x="3.524cm" svg:y="4.889cm">
          <draw:text-box>
            <text:p text:style-name="P6"><text:span text:style-name="T10">public</text:span><text:span text:style-name="T7"> class Time {</text:span></text:p>
            <text:p text:style-name="P6"><text:span text:style-name="T7"><text:s text:c="4"/></text:span><text:span text:style-name="T7">private int hour;</text:span></text:p>
            <text:p text:style-name="P6"><text:span text:style-name="T7"><text:s text:c="4"/></text:span><text:span text:style-name="T7">private int minute;</text:span></text:p>
            <text:p text:style-name="P6"><text:span text:style-name="T7"><text:s text:c="4"/></text:span><text:span text:style-name="T7">private double second;</text:span></text:p>
            <text:p text:style-name="P6"><text:span text:style-name="T7">}</text:span></text:p>
          </draw:text-box>
        </draw:frame>
        <draw:custom-shape draw:style-name="gr6" draw:text-style-name="P10" draw:layer="layout" svg:width="8.962cm" svg:height="2.312cm" svg:x="16.614cm" svg:y="6.291cm">
          <text:p text:style-name="P9"><text:span text:style-name="T11">public</text:span><text:span text:style-name="T8"> means this class can be</text:span></text:p>
          <text:p text:style-name="P9"><text:span text:style-name="T8">used by other class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Creating a Class (3)</text:span></text:p>
          </draw:text-box>
        </draw:frame>
        <draw:frame draw:style-name="gr2" draw:text-style-name="P7" draw:layer="layout" svg:width="12.589cm" svg:height="8.531cm" svg:x="3.524cm" svg:y="4.889cm">
          <draw:text-box>
            <text:p text:style-name="P6"><text:span text:style-name="T12">public</text:span><text:span text:style-name="T7"> class Time {</text:span></text:p>
            <text:p text:style-name="P6"><text:span text:style-name="T7"><text:s text:c="4"/></text:span><text:span text:style-name="T10">private</text:span><text:span text:style-name="T7"> int hour;</text:span></text:p>
            <text:p text:style-name="P6"><text:span text:style-name="T7"><text:s text:c="4"/></text:span><text:span text:style-name="T10">private</text:span><text:span text:style-name="T7"> int minute;</text:span></text:p>
            <text:p text:style-name="P6"><text:span text:style-name="T7"><text:s text:c="4"/></text:span><text:span text:style-name="T10">private</text:span><text:span text:style-name="T7"> double second;</text:span></text:p>
            <text:p text:style-name="P6"><text:span text:style-name="T7">}</text:span></text:p>
          </draw:text-box>
        </draw:frame>
        <draw:custom-shape draw:style-name="gr7" draw:text-style-name="P10" draw:layer="layout" svg:width="8.962cm" svg:height="2.884cm" svg:x="16.614cm" svg:y="5.959cm">
          <text:p text:style-name="P9"><text:span text:style-name="T11">private</text:span><text:span text:style-name="T8"> means these variables</text:span></text:p>
          <text:p text:style-name="P9"><text:span text:style-name="T8">are accessible </text:span><text:span text:style-name="T9">only</text:span><text:span text:style-name="T13"> within</text:span></text:p>
          <text:p text:style-name="P9"><text:span text:style-name="T13">the </text:span><text:span text:style-name="T14">Time</text:span><text:span text:style-name="T13"> class</text:span></text:p>
          <text:p text:style-name="P9"><text:span text:style-name="T13">(This is called </text:span><text:span text:style-name="T9">information hiding</text:span><text:span text:style-name="T13">.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Constructors</text:span></text:p>
          </draw:text-box>
        </draw:frame>
        <draw:frame draw:style-name="gr8" draw:text-style-name="P7" draw:layer="layout" svg:width="12.589cm" svg:height="4.851cm" svg:x="8.553cm" svg:y="5.222cm">
          <draw:text-box>
            <text:p xml:id="id15" text:id="id15" text:style-name="P6"><text:span text:style-name="T7">public Time() {</text:span></text:p>
            <text:p xml:id="id16" text:id="id16" text:style-name="P6"><text:span text:style-name="T7"><text:s text:c="4"/></text:span><text:span text:style-name="T7">this.hour = 0;</text:span></text:p>
            <text:p xml:id="id17" text:id="id17" text:style-name="P6"><text:span text:style-name="T7"><text:s text:c="4"/></text:span><text:span text:style-name="T7">this.minute = 0;</text:span></text:p>
            <text:p xml:id="id18" text:id="id18" text:style-name="P6"><text:span text:style-name="T7"><text:s text:c="4"/></text:span><text:span text:style-name="T7">this.second = 0.0;</text:span></text:p>
            <text:p xml:id="id19" text:id="id19" text:style-name="P6"><text:span text:style-name="T7">}</text:span></text:p>
          </draw:text-box>
        </draw:frame>
        <draw:custom-shape draw:style-name="gr9" draw:text-style-name="P10" xml:id="id21" draw:id="id21" draw:layer="layout" svg:width="6.245cm" svg:height="1.93cm" svg:x="12.372cm" svg:y="9.559cm">
          <text:p text:style-name="P9"><text:span text:style-name="T8">There is no </text:span><text:span text:style-name="T11">return</text:span></text:p>
          <text:p text:style-name="P9"><text:span text:style-name="T8">statement or</text:span></text:p>
          <text:p text:style-name="P9"><text:span text:style-name="T8">return value.</text:span></text:p>
          <draw:enhanced-geometry svg:viewBox="0 0 21600 21600" draw:glue-points="10800 0 0 10800 10800 21600 21600 10800 ?f40 ?f41" draw:text-areas="0 0 21600 21600" draw:type="rectangular-callout" draw:modifiers="-7912.39193083573 -3747.2812014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xml:id="id20" draw:id="id20" draw:layer="layout" svg:width="6.245cm" svg:height="1.93cm" svg:x="12.777cm" svg:y="2.788cm">
          <text:p text:style-name="P9"><text:span text:style-name="T8">Name of constructor</text:span></text:p>
          <text:p text:style-name="P9"><text:span text:style-name="T8">is the same as the</text:span></text:p>
          <text:p text:style-name="P9"><text:span text:style-name="T8">class name.</text:span></text:p>
          <draw:enhanced-geometry svg:viewBox="0 0 21600 21600" draw:glue-points="10800 0 0 10800 10800 21600 21600 10800 ?f40 ?f41" draw:text-areas="0 0 21600 21600" draw:type="rectangular-callout" draw:modifiers="2029.9711815562 27852.925945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xml:id="id22" draw:id="id22" draw:layer="layout" svg:width="6.245cm" svg:height="1.93cm" svg:x="4.124cm" svg:y="2.663cm">
          <text:p text:style-name="P9"><text:span text:style-name="T8">The keyword</text:span></text:p>
          <text:p text:style-name="P9"><text:span text:style-name="T11">static</text:span><text:span text:style-name="T8"> is omitted.</text:span></text:p>
          <draw:enhanced-geometry svg:viewBox="0 0 21600 21600" draw:glue-points="10800 0 0 10800 10800 21600 21600 10800 ?f40 ?f41" draw:text-areas="0 0 21600 21600" draw:type="rectangular-callout" draw:modifiers="25639.1930835735 31801.5535991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Invoking a Constructor</text:span></text:p>
          </draw:text-box>
        </draw:frame>
        <draw:frame draw:style-name="gr10" draw:text-style-name="P11" draw:layer="layout" svg:width="17.098cm" svg:height="2.735cm" svg:x="2.019cm" svg:y="4.481cm">
          <draw:text-box>
            <text:p xml:id="id23" text:id="id23" text:style-name="P6"><text:span text:style-name="T15">public static void main(String[] args) {</text:span></text:p>
            <text:p xml:id="id24" text:id="id24" text:style-name="P6"><text:span text:style-name="T15"><text:s text:c="4"/></text:span><text:span text:style-name="T15">Time time1 = new Time();</text:span></text:p>
            <text:p xml:id="id25" text:id="id25" text:style-name="P6"><text:span text:style-name="T15">}</text:span></text:p>
          </draw:text-box>
        </draw:frame>
        <draw:custom-shape draw:style-name="gr9" draw:text-style-name="P10" xml:id="id26" draw:id="id26" draw:layer="layout" svg:width="6.245cm" svg:height="1.93cm" svg:x="4.482cm" svg:y="9.511cm">
          <text:p text:style-name="P9"><text:span text:style-name="T8">Use the </text:span><text:span text:style-name="T11">new</text:span><text:span text:style-name="T16"> </text:span><text:span text:style-name="T8">keyword</text:span></text:p>
          <text:p text:style-name="P9"><text:span text:style-name="T8">to call the constructor.</text:span></text:p>
          <draw:enhanced-geometry svg:viewBox="0 0 21600 21600" draw:glue-points="10800 0 0 10800 10800 21600 21600 10800 ?f40 ?f41" draw:text-areas="0 0 21600 21600" draw:type="rectangular-callout" draw:modifiers="16851.8731988473 -35537.64888658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27" draw:id="id27">
          <draw:custom-shape draw:style-name="gr11" draw:text-style-name="P12" xml:id="id1" draw:id="id1" draw:layer="layout" svg:width="0.578cm" svg:height="0.578cm" svg:x="18.521cm" svg:y="7.2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xml:id="id2" draw:id="id2" draw:layer="layout" svg:width="5.029cm" svg:height="4.076cm" svg:x="20.667cm" svg:y="8.77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23.622cm" svg:y="9.147cm">
            <text:p text:style-name="P14"><text:span text:style-name="T17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23.622cm" svg:y="10.447cm">
            <text:p text:style-name="P14"><text:span text:style-name="T17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23.622cm" svg:y="11.747cm">
            <text:p text:style-name="P14"><text:span text:style-name="T17">0.0</text:span></text:p>
            <draw:enhanced-geometry svg:viewBox="0 0 21600 21600" draw:type="rectangle" draw:enhanced-path="M 0 0 L 21600 0 21600 21600 0 21600 0 0 Z N"/>
          </draw:custom-shape>
          <draw:frame draw:style-name="gr14" draw:text-style-name="P16" draw:layer="layout" svg:width="1.984cm" svg:height="0.81cm" svg:x="17.901cm" svg:y="6.531cm">
            <draw:text-box>
              <text:p><text:span text:style-name="T18">time1</text:span></text:p>
            </draw:text-box>
          </draw:frame>
          <draw:frame draw:style-name="gr15" draw:text-style-name="P16" draw:layer="layout" svg:width="1.687cm" svg:height="0.81cm" svg:x="21.19cm" svg:y="9.082cm">
            <draw:text-box>
              <text:p><text:span text:style-name="T18">hour</text:span></text:p>
            </draw:text-box>
          </draw:frame>
          <draw:frame draw:style-name="gr16" draw:text-style-name="P16" draw:layer="layout" svg:width="2.369cm" svg:height="0.81cm" svg:x="20.991cm" svg:y="10.382cm">
            <draw:text-box>
              <text:p><text:span text:style-name="T18">minute</text:span></text:p>
            </draw:text-box>
          </draw:frame>
          <draw:frame draw:style-name="gr16" draw:text-style-name="P16" draw:layer="layout" svg:width="2.369cm" svg:height="0.81cm" svg:x="20.992cm" svg:y="11.682cm">
            <draw:text-box>
              <text:p><text:span text:style-name="T18">second</text:span></text:p>
            </draw:text-box>
          </draw:frame>
          <draw:connector draw:style-name="gr17" draw:text-style-name="P8" draw:layer="layout" draw:type="line" svg:x1="19.099cm" svg:y1="7.505cm" svg:x2="23.181cm" svg:y2="8.771cm" draw:start-shape="id1" draw:start-glue-point="1" draw:end-shape="id2" draw:end-glue-point="0" svg:d="M19099 7505l4082 1266" svg:viewBox="0 0 4083 1267">
            <text:p/>
          </draw:connector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Value Constructors</text:span></text:p>
          </draw:text-box>
        </draw:frame>
        <draw:frame draw:style-name="gr18" draw:text-style-name="P7" draw:layer="layout" svg:width="21.567cm" svg:height="5.771cm" svg:x="3.581cm" svg:y="5.222cm">
          <draw:text-box>
            <text:p xml:id="id28" text:id="id28" text:style-name="P6"><text:span text:style-name="T7">public Time(int hour, int minute, double second) {</text:span></text:p>
            <text:p xml:id="id29" text:id="id29" text:style-name="P6"><text:span text:style-name="T7"><text:s text:c="4"/></text:span><text:span text:style-name="T7">this.hour = hour;</text:span></text:p>
            <text:p xml:id="id30" text:id="id30" text:style-name="P6"><text:span text:style-name="T7"><text:s text:c="4"/></text:span><text:span text:style-name="T7">this.minute = minute;</text:span></text:p>
            <text:p xml:id="id31" text:id="id31" text:style-name="P6"><text:span text:style-name="T7"><text:s text:c="4"/></text:span><text:span text:style-name="T7">this.second = second;</text:span></text:p>
            <text:p xml:id="id32" text:id="id32" text:style-name="P6"><text:span text:style-name="T7">}</text:span></text:p>
          </draw:text-box>
        </draw:frame>
        <draw:custom-shape draw:style-name="gr9" draw:text-style-name="P10" xml:id="id33" draw:id="id33" draw:layer="layout" svg:width="6.245cm" svg:height="1.93cm" svg:x="12.777cm" svg:y="2.788cm">
          <text:p text:style-name="P9"><text:span text:style-name="T8">Provide parameters to</text:span></text:p>
          <text:p text:style-name="P9"><text:span text:style-name="T8">set the attributes</text:span></text:p>
          <draw:enhanced-geometry svg:viewBox="0 0 21600 21600" draw:glue-points="10800 0 0 10800 10800 21600 21600 10800 ?f40 ?f41" draw:text-areas="0 0 21600 21600" draw:type="rectangular-callout" draw:modifiers="2029.9711815562 27852.925945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xml:id="id34" draw:id="id34" draw:layer="layout" svg:width="6.245cm" svg:height="1.93cm" svg:x="14.274cm" svg:y="10.124cm">
          <text:p text:style-name="P9"><text:span text:style-name="T8">The parameter names</text:span></text:p>
          <text:p text:style-name="P9"><text:span text:style-name="T9">shadow</text:span><text:span text:style-name="T13"> the instance</text:span></text:p>
          <text:p text:style-name="P9"><text:span text:style-name="T13">variable names...</text:span></text:p>
          <draw:enhanced-geometry svg:viewBox="0 0 21600 21600" draw:glue-points="10800 0 0 10800 10800 21600 21600 10800 ?f40 ?f41" draw:text-areas="0 0 21600 21600" draw:type="rectangular-callout" draw:modifiers="-3427.08933717579 -1733.816675297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0" xml:id="id35" draw:id="id35" draw:layer="layout" svg:width="8.991cm" svg:height="2.14cm" svg:x="3.089cm" svg:y="11.383cm">
          <text:p text:style-name="P9"><text:span text:style-name="T8">...so you need the </text:span><text:span text:style-name="T11">this</text:span><text:span text:style-name="T8"> keyword</text:span></text:p>
          <text:p text:style-name="P9"><text:span text:style-name="T8">to store the parameter values</text:span></text:p>
          <text:p text:style-name="P9"><text:span text:style-name="T8">in the instance variables.</text:span></text:p>
          <draw:enhanced-geometry svg:viewBox="0 0 21600 21600" draw:glue-points="10800 0 0 10800 10800 21600 21600 10800 ?f40 ?f41" draw:text-areas="0 0 21600 21600" draw:type="rectangular-callout" draw:modifiers="9012.81138790036 -13993.0873423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Invoking a Value Constructor</text:span></text:p>
          </draw:text-box>
        </draw:frame>
        <draw:frame draw:style-name="gr10" draw:text-style-name="P18" draw:layer="layout" svg:width="17.098cm" svg:height="2.735cm" svg:x="2.019cm" svg:y="4.481cm">
          <draw:text-box>
            <text:p xml:id="id36" text:id="id36" text:style-name="P6"><text:span text:style-name="T19">public static void main(String[] args) {</text:span></text:p>
            <text:p xml:id="id37" text:id="id37" text:style-name="P6"><text:span text:style-name="T19"><text:s text:c="4"/></text:span><text:span text:style-name="T19">Time time2 = new Time(8, 20, 36.7);</text:span></text:p>
            <text:p xml:id="id38" text:id="id38" text:style-name="P6"><text:span text:style-name="T19">}</text:span></text:p>
          </draw:text-box>
        </draw:frame>
        <draw:custom-shape draw:style-name="gr20" draw:text-style-name="P10" xml:id="id40" draw:id="id40" draw:layer="layout" svg:width="7.387cm" svg:height="1.93cm" svg:x="11.091cm" svg:y="8.015cm">
          <text:p text:style-name="P9"><text:span text:style-name="T8">Provide arguments for</text:span></text:p>
          <text:p text:style-name="P9"><text:span text:style-name="T8">the constructor’s</text:span></text:p>
          <text:p text:style-name="P9"><text:span text:style-name="T8">parameters.</text:span></text:p>
          <draw:enhanced-geometry svg:viewBox="0 0 21600 21600" draw:glue-points="10800 0 0 10800 10800 21600 21600 10800 ?f40 ?f41" draw:text-areas="0 0 21600 21600" draw:type="rectangular-callout" draw:modifiers="7347.15755278831 -19105.541170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41" draw:id="id41">
          <draw:custom-shape draw:style-name="gr11" draw:text-style-name="P12" xml:id="id3" draw:id="id3" draw:layer="layout" svg:width="0.578cm" svg:height="0.578cm" svg:x="18.521cm" svg:y="7.2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xml:id="id4" draw:id="id4" draw:layer="layout" svg:width="5.029cm" svg:height="4.076cm" svg:x="20.667cm" svg:y="8.77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23.622cm" svg:y="9.147cm">
            <text:p text:style-name="P14"><text:span text:style-name="T17">8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23.622cm" svg:y="10.447cm">
            <text:p text:style-name="P14"><text:span text:style-name="T17">2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23.622cm" svg:y="11.747cm">
            <text:p text:style-name="P14"><text:span text:style-name="T17">36.7</text:span></text:p>
            <draw:enhanced-geometry svg:viewBox="0 0 21600 21600" draw:type="rectangle" draw:enhanced-path="M 0 0 L 21600 0 21600 21600 0 21600 0 0 Z N"/>
          </draw:custom-shape>
          <draw:frame draw:style-name="gr14" draw:text-style-name="P16" draw:layer="layout" svg:width="1.984cm" svg:height="0.81cm" svg:x="17.901cm" svg:y="6.531cm">
            <draw:text-box>
              <text:p><text:span text:style-name="T18">time2</text:span></text:p>
            </draw:text-box>
          </draw:frame>
          <draw:frame draw:style-name="gr15" draw:text-style-name="P16" draw:layer="layout" svg:width="1.687cm" svg:height="0.81cm" svg:x="21.19cm" svg:y="9.082cm">
            <draw:text-box>
              <text:p><text:span text:style-name="T18">hour</text:span></text:p>
            </draw:text-box>
          </draw:frame>
          <draw:frame draw:style-name="gr16" draw:text-style-name="P16" draw:layer="layout" svg:width="2.369cm" svg:height="0.81cm" svg:x="20.991cm" svg:y="10.382cm">
            <draw:text-box>
              <text:p><text:span text:style-name="T18">minute</text:span></text:p>
            </draw:text-box>
          </draw:frame>
          <draw:frame draw:style-name="gr16" draw:text-style-name="P16" draw:layer="layout" svg:width="2.369cm" svg:height="0.81cm" svg:x="20.992cm" svg:y="11.682cm">
            <draw:text-box>
              <text:p><text:span text:style-name="T18">second</text:span></text:p>
            </draw:text-box>
          </draw:frame>
          <draw:connector draw:style-name="gr17" draw:text-style-name="P8" draw:layer="layout" draw:type="line" svg:x1="19.099cm" svg:y1="7.505cm" svg:x2="23.181cm" svg:y2="8.771cm" draw:start-shape="id3" draw:start-glue-point="1" draw:end-shape="id4" draw:end-glue-point="0" svg:d="M19099 7505l4082 1266" svg:viewBox="0 0 4083 1267">
            <text:p/>
          </draw:connector>
        </draw:g>
        <draw:custom-shape draw:style-name="gr9" draw:text-style-name="P10" xml:id="id39" draw:id="id39" draw:layer="layout" svg:width="6.245cm" svg:height="1.93cm" svg:x="4.269cm" svg:y="9.34cm">
          <text:p text:style-name="P9"><text:span text:style-name="T8">Use the </text:span><text:span text:style-name="T11">new</text:span><text:span text:style-name="T16"> </text:span><text:span text:style-name="T8">keyword</text:span></text:p>
          <text:p text:style-name="P9"><text:span text:style-name="T8">to call the constructor.</text:span></text:p>
          <draw:enhanced-geometry svg:viewBox="0 0 21600 21600" draw:glue-points="10800 0 0 10800 10800 21600 21600 10800 ?f40 ?f41" draw:text-areas="0 0 21600 21600" draw:type="rectangular-callout" draw:modifiers="16851.8731988473 -35537.64888658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20">private</text:span><text:span text:style-name="T4"> attributes</text:span></text:p>
          </draw:text-box>
        </draw:frame>
        <draw:frame draw:style-name="gr21" draw:text-style-name="P11" draw:layer="layout" svg:width="17.812cm" svg:height="5.219cm" svg:x="3.06cm" svg:y="4.495cm">
          <draw:text-box>
            <text:p text:style-name="P6"><text:span text:style-name="T15">public class TimeClient {</text:span></text:p>
            <text:p text:style-name="P6"><text:span text:style-name="T15"><text:s text:c="4"/></text:span><text:span text:style-name="T15">public static void main(String[] args) {</text:span></text:p>
            <text:p text:style-name="P6"><text:span text:style-name="T15"><text:s text:c="8"/></text:span><text:span text:style-name="T15">Time time2 = new Time(8, 20, 36.7);</text:span></text:p>
            <text:p text:style-name="P6"><text:span text:style-name="T15"><text:s text:c="8"/></text:span><text:span text:style-name="T15">System.out.println(time2.hour);</text:span></text:p>
            <text:p text:style-name="P6"><text:span text:style-name="T15"><text:s text:c="4"/></text:span><text:span text:style-name="T15">}</text:span></text:p>
            <text:p text:style-name="P6"><text:span text:style-name="T15">}</text:span></text:p>
          </draw:text-box>
        </draw:frame>
        <draw:custom-shape draw:style-name="gr22" draw:text-style-name="P10" draw:layer="layout" svg:width="6.245cm" svg:height="3.234cm" svg:x="15.12cm" svg:y="8.552cm">
          <text:p text:style-name="P9"><text:span text:style-name="T8">Compiler error:</text:span></text:p>
          <text:p text:style-name="P9"><text:span text:style-name="T8">a </text:span><text:span text:style-name="T11">private</text:span><text:span text:style-name="T8"> attribute</text:span></text:p>
          <text:p text:style-name="P9"><text:span text:style-name="T8">is not accessible</text:span></text:p>
          <text:p text:style-name="P9"><text:span text:style-name="T8">in another class.</text:span></text:p>
          <draw:enhanced-geometry svg:viewBox="0 0 21600 21600" draw:glue-points="10800 0 0 10800 10800 21600 21600 10800 ?f40 ?f41" draw:text-areas="0 0 21600 21600" draw:type="rectangular-callout" draw:modifiers="-1269.16426512968 -4099.6599690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20">private</text:span><text:span text:style-name="T4"> attributes</text:span></text:p>
          </draw:text-box>
        </draw:frame>
        <draw:frame draw:style-name="gr23" draw:text-style-name="P20" draw:layer="layout" svg:width="17.897cm" svg:height="6.559cm" svg:x="3.821cm" svg:y="4.169cm">
          <draw:text-box>
            <text:p xml:id="id42" text:id="id42">To solve the compiler error:</text:p>
            <text:p/>
            <text:list text:style-name="L1">
              <text:list-item>
                <text:p xml:id="id43" text:id="id43" text:style-name="P19">Make the attribute <text:span text:style-name="T15">public</text:span> – but this makes other people’s code dependent on your implementation.</text:p>
              </text:list-item>
              <text:list-item>
                <text:p xml:id="id44" text:id="id44" text:style-name="P19">Decide it’s not a problem – don’t let other classes access the attributes.</text:p>
              </text:list-item>
              <text:list-item>
                <text:p xml:id="id45" text:id="id45" text:style-name="P19">Provide methods to access the <text:span text:style-name="T15">private</text:span> instance variables – this is almost always the best option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Accessor (“getter”) methods</text:span></text:p>
          </draw:text-box>
        </draw:frame>
        <draw:frame draw:style-name="gr24" draw:text-style-name="P21" draw:layer="layout" svg:width="17.345cm" svg:height="11.762cm" svg:x="7.055cm" svg:y="3.117cm">
          <draw:text-box>
            <text:p xml:id="id46" text:id="id46"><text:span text:style-name="T19">public class Time {</text:span></text:p>
            <text:p xml:id="id47" text:id="id47"><text:span text:style-name="T19"><text:s text:c="4"/></text:span><text:span text:style-name="T19">// ...</text:span></text:p>
            <text:p xml:id="id48" text:id="id48"><text:span text:style-name="T19"><text:s text:c="4"/></text:span><text:span text:style-name="T19">public int getHour() {</text:span></text:p>
            <text:p xml:id="id49" text:id="id49"><text:span text:style-name="T19"><text:s text:c="8"/></text:span><text:span text:style-name="T19">return this.hour;</text:span></text:p>
            <text:p xml:id="id50" text:id="id50"><text:span text:style-name="T19"><text:s text:c="4"/></text:span><text:span text:style-name="T19">}</text:span></text:p>
            <text:p><text:span text:style-name="T19"/></text:p>
            <text:p xml:id="id51" text:id="id51"><text:span text:style-name="T19"><text:s text:c="4"/></text:span><text:span text:style-name="T19">public int getMinute() {</text:span></text:p>
            <text:p xml:id="id52" text:id="id52"><text:span text:style-name="T19"><text:s text:c="8"/></text:span><text:span text:style-name="T19">return this.minute;</text:span></text:p>
            <text:p xml:id="id53" text:id="id53"><text:span text:style-name="T19"><text:s text:c="4"/></text:span><text:span text:style-name="T19">}</text:span></text:p>
            <text:p><text:span text:style-name="T19"/></text:p>
            <text:p xml:id="id54" text:id="id54"><text:span text:style-name="T19"><text:s text:c="4"/></text:span><text:span text:style-name="T19">public double getSecond() {</text:span></text:p>
            <text:p xml:id="id55" text:id="id55"><text:span text:style-name="T19"><text:s text:c="8"/></text:span><text:span text:style-name="T19">return this.second;</text:span></text:p>
            <text:p xml:id="id56" text:id="id56"><text:span text:style-name="T19"><text:s text:c="3"/></text:span><text:span text:style-name="T19">}</text:span></text:p>
            <text:p xml:id="id57" text:id="id57"><text:span text:style-name="T19">}</text:span></text:p>
            <text:p><text:span text:style-name="T21"/></text:p>
          </draw:text-box>
        </draw:frame>
        <draw:custom-shape draw:style-name="gr25" draw:text-style-name="P10" xml:id="id58" draw:id="id58" draw:layer="layout" svg:width="5.212cm" svg:height="2.513cm" svg:x="1.014cm" svg:y="3.502cm">
          <text:p text:style-name="P9"><text:span text:style-name="T8">The accessors </text:span><text:span text:style-name="T22">must</text:span></text:p>
          <text:p text:style-name="P9"><text:span text:style-name="T8">be in the class you</text:span></text:p>
          <text:p text:style-name="P9"><text:span text:style-name="T8">want others to be</text:span></text:p>
          <text:p text:style-name="P9"><text:span text:style-name="T8">able to access.</text:span></text:p>
          <draw:enhanced-geometry svg:viewBox="0 0 21600 21600" draw:glue-points="10800 0 0 10800 10800 21600 21600 10800 ?f40 ?f41" draw:text-areas="0 0 21600 21600" draw:type="rectangular-callout" draw:modifiers="25697.9090734702 1606.68257756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0" xml:id="id59" draw:id="id59" draw:layer="layout" svg:width="6.237cm" svg:height="1.977cm" svg:x="1.67cm" svg:y="7.912cm">
          <text:p text:style-name="P9"><text:span text:style-name="T8">Accessors </text:span><text:span text:style-name="T22">must be</text:span></text:p>
          <text:p text:style-name="P9"><text:span text:style-name="T23">public</text:span><text:span text:style-name="T24">, and they</text:span></text:p>
          <text:p text:style-name="P9"><text:span text:style-name="T24">are not </text:span><text:span text:style-name="T23">static</text:span></text:p>
          <draw:enhanced-geometry svg:viewBox="0 0 21600 21600" draw:glue-points="10800 0 0 10800 10800 21600 21600 10800 ?f40 ?f41" draw:text-areas="0 0 21600 21600" draw:type="rectangular-callout" draw:modifiers="25775.9538313562 -25684.12537917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3" xml:id="id60" draw:id="id60" draw:layer="layout" svg:width="6.237cm" svg:height="1.87cm" svg:x="21.003cm" svg:y="2.994cm">
          <text:p text:style-name="P22"><text:span text:style-name="T24">The method returns the</text:span></text:p>
          <text:p text:style-name="P22"><text:span text:style-name="T24">attribute’s value</text:span></text:p>
          <draw:enhanced-geometry svg:viewBox="0 0 21600 21600" draw:glue-points="10800 0 0 10800 10800 21600 21600 10800 ?f40 ?f41" draw:text-areas="0 0 21600 21600" draw:type="rectangular-callout" draw:modifiers="-12479.3844180827 32394.22768572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3" xml:id="id61" draw:id="id61" draw:layer="layout" svg:width="6.237cm" svg:height="2.764cm" svg:x="20.719cm" svg:y="6.227cm">
          <text:p text:style-name="P22"><text:span text:style-name="T24">By convention, the</text:span></text:p>
          <text:p text:style-name="P22"><text:span text:style-name="T24">names start with</text:span></text:p>
          <text:p text:style-name="P22"><text:span text:style-name="T23">get</text:span><text:span text:style-name="T24"> followed by the</text:span></text:p>
          <text:p text:style-name="P22"><text:span text:style-name="T24">attribute name.</text:span></text:p>
          <draw:enhanced-geometry svg:viewBox="0 0 21600 21600" draw:glue-points="10800 0 0 10800 10800 21600 21600 10800 ?f40 ?f41" draw:text-areas="0 0 21600 21600" draw:type="rectangular-callout" draw:modifiers="-17417.1208720744 31528.96925858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24" xml:id="id62" draw:id="id62" draw:layer="layout" svg:width="7.542cm" svg:height="2.042cm" svg:x="19.651cm" svg:y="12.187cm">
          <draw:text-box>
            <text:p><text:span text:style-name="T17">Accessors for </text:span><text:span text:style-name="T18">boolean</text:span><text:span text:style-name="T17"> attributes start with </text:span><text:span text:style-name="T18">is</text:span><text:span text:style-name="T17"> instead of </text:span><text:span text:style-name="T18">get</text:span><text:span text:style-name="T17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Using Accessor Methods</text:span></text:p>
          </draw:text-box>
        </draw:frame>
        <draw:frame draw:style-name="gr21" draw:text-style-name="P18" draw:layer="layout" svg:width="17.812cm" svg:height="5.219cm" svg:x="3.06cm" svg:y="4.495cm">
          <draw:text-box>
            <text:p text:style-name="P6"><text:span text:style-name="T19">public class TimeClient {</text:span></text:p>
            <text:p text:style-name="P6"><text:span text:style-name="T19"><text:s text:c="4"/></text:span><text:span text:style-name="T19">public static void main(String[] args) {</text:span></text:p>
            <text:p text:style-name="P6"><text:span text:style-name="T19"><text:s text:c="8"/></text:span><text:span text:style-name="T19">Time time2 = new Time(8, 20, 36.7);</text:span></text:p>
            <text:p text:style-name="P6"><text:span text:style-name="T19"><text:s text:c="8"/></text:span><text:span text:style-name="T19">System.out.println(time2.getHour());</text:span></text:p>
            <text:p text:style-name="P6"><text:span text:style-name="T19"><text:s text:c="4"/></text:span><text:span text:style-name="T19">}</text:span></text:p>
            <text:p text:style-name="P6"><text:span text:style-name="T19">}</text:span></text:p>
          </draw:text-box>
        </draw:frame>
        <draw:custom-shape draw:style-name="gr22" draw:text-style-name="P10" draw:layer="layout" svg:width="6.245cm" svg:height="3.234cm" svg:x="16.243cm" svg:y="9.301cm">
          <text:p text:style-name="P9"><text:span text:style-name="T8">This works because the</text:span></text:p>
          <text:p text:style-name="P9"><text:span text:style-name="T11">getHour()</text:span><text:span text:style-name="T8"> method is</text:span></text:p>
          <text:p text:style-name="P9"><text:span text:style-name="T11">public</text:span><text:span text:style-name="T8"> and accessible</text:span></text:p>
          <text:p text:style-name="P9"><text:span text:style-name="T8">in other classes.</text:span></text:p>
          <draw:enhanced-geometry svg:viewBox="0 0 21600 21600" draw:glue-points="10800 0 0 10800 10800 21600 21600 10800 ?f40 ?f41" draw:text-areas="0 0 21600 21600" draw:type="rectangular-callout" draw:modifiers="-1732.56484149856 -8746.8315301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Mutator (“setter”) methods</text:span></text:p>
          </draw:text-box>
        </draw:frame>
        <draw:frame draw:style-name="gr24" draw:text-style-name="P20" draw:layer="layout" svg:width="17.345cm" svg:height="11.762cm" svg:x="7.055cm" svg:y="3.117cm">
          <draw:text-box>
            <text:p xml:id="id63" text:id="id63"><text:span text:style-name="T15">public class Time {</text:span></text:p>
            <text:p xml:id="id64" text:id="id64"><text:span text:style-name="T15"><text:s text:c="4"/></text:span><text:span text:style-name="T15">// ...</text:span></text:p>
            <text:p xml:id="id65" text:id="id65"><text:span text:style-name="T15"><text:s text:c="4"/></text:span><text:span text:style-name="T15">public void setHour(int hour) {</text:span></text:p>
            <text:p xml:id="id66" text:id="id66"><text:span text:style-name="T15"><text:s text:c="8"/></text:span><text:span text:style-name="T15">this.hour = hour;</text:span></text:p>
            <text:p xml:id="id67" text:id="id67"><text:span text:style-name="T15"><text:s text:c="4"/></text:span><text:span text:style-name="T15">}</text:span></text:p>
            <text:p><text:span text:style-name="T15"/></text:p>
            <text:p xml:id="id68" text:id="id68"><text:span text:style-name="T15"><text:s text:c="4"/></text:span><text:span text:style-name="T15">public void setMinute(int minute) {</text:span></text:p>
            <text:p xml:id="id69" text:id="id69"><text:span text:style-name="T15"><text:s text:c="8"/></text:span><text:span text:style-name="T15">this.minute = minute;</text:span></text:p>
            <text:p xml:id="id70" text:id="id70"><text:span text:style-name="T15"><text:s text:c="4"/></text:span><text:span text:style-name="T15">}</text:span></text:p>
            <text:p><text:span text:style-name="T15"/></text:p>
            <text:p xml:id="id71" text:id="id71"><text:span text:style-name="T15"><text:s text:c="4"/></text:span><text:span text:style-name="T15">public void setSecond(double second) {</text:span></text:p>
            <text:p xml:id="id72" text:id="id72"><text:span text:style-name="T15"><text:s text:c="8"/></text:span><text:span text:style-name="T15">this.second = second;</text:span></text:p>
            <text:p xml:id="id73" text:id="id73"><text:span text:style-name="T15"><text:s text:c="3"/></text:span><text:span text:style-name="T15">}</text:span></text:p>
            <text:p xml:id="id74" text:id="id74"><text:span text:style-name="T15">}</text:span></text:p>
            <text:p/>
          </draw:text-box>
        </draw:frame>
        <draw:custom-shape draw:style-name="gr25" draw:text-style-name="P10" xml:id="id75" draw:id="id75" draw:layer="layout" svg:width="5.212cm" svg:height="2.513cm" svg:x="1.014cm" svg:y="3.502cm">
          <text:p text:style-name="P9"><text:span text:style-name="T8">The mutators </text:span><text:span text:style-name="T22">must</text:span></text:p>
          <text:p text:style-name="P9"><text:span text:style-name="T8">be in the class you</text:span></text:p>
          <text:p text:style-name="P9"><text:span text:style-name="T8">want others to be</text:span></text:p>
          <text:p text:style-name="P9"><text:span text:style-name="T8">able to access.</text:span></text:p>
          <draw:enhanced-geometry svg:viewBox="0 0 21600 21600" draw:glue-points="10800 0 0 10800 10800 21600 21600 10800 ?f40 ?f41" draw:text-areas="0 0 21600 21600" draw:type="rectangular-callout" draw:modifiers="25697.9090734702 1606.68257756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0" xml:id="id76" draw:id="id76" draw:layer="layout" svg:width="6.237cm" svg:height="1.977cm" svg:x="1.67cm" svg:y="7.912cm">
          <text:p text:style-name="P9"><text:span text:style-name="T8">Mutators </text:span><text:span text:style-name="T22">must be</text:span></text:p>
          <text:p text:style-name="P9"><text:span text:style-name="T23">public</text:span><text:span text:style-name="T24">, and they</text:span></text:p>
          <text:p text:style-name="P9"><text:span text:style-name="T24">are always </text:span><text:span text:style-name="T23">void</text:span></text:p>
          <draw:enhanced-geometry svg:viewBox="0 0 21600 21600" draw:glue-points="10800 0 0 10800 10800 21600 21600 10800 ?f40 ?f41" draw:text-areas="0 0 21600 21600" draw:type="rectangular-callout" draw:modifiers="25775.9538313562 -25684.12537917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3" xml:id="id77" draw:id="id77" draw:layer="layout" svg:width="6.237cm" svg:height="1.87cm" svg:x="21.003cm" svg:y="2.994cm">
          <text:p text:style-name="P22"><text:span text:style-name="T24">The parameter provides</text:span></text:p>
          <text:p text:style-name="P22"><text:span text:style-name="T24">the new value for the</text:span></text:p>
          <text:p text:style-name="P22"><text:span text:style-name="T24">attribute.</text:span></text:p>
          <draw:enhanced-geometry svg:viewBox="0 0 21600 21600" draw:glue-points="10800 0 0 10800 10800 21600 21600 10800 ?f40 ?f41" draw:text-areas="0 0 21600 21600" draw:type="rectangular-callout" draw:modifiers="-6741.77621032382 51211.9722073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3" xml:id="id78" draw:id="id78" draw:layer="layout" svg:width="6.237cm" svg:height="2.764cm" svg:x="20.799cm" svg:y="11.385cm">
          <text:p text:style-name="P22"><text:span text:style-name="T24">By convention, the</text:span></text:p>
          <text:p text:style-name="P22"><text:span text:style-name="T24">names start with</text:span></text:p>
          <text:p text:style-name="P22"><text:span text:style-name="T23">set</text:span><text:span text:style-name="T24"> followed by the</text:span></text:p>
          <text:p text:style-name="P22"><text:span text:style-name="T24">attribute name.</text:span></text:p>
          <draw:enhanced-geometry svg:viewBox="0 0 21600 21600" draw:glue-points="10800 0 0 10800 10800 21600 21600 10800 ?f40 ?f41" draw:text-areas="0 0 21600 21600" draw:type="rectangular-callout" draw:modifiers="-17233.6005129849 -2296.70886075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Displaying Objects</text:span></text:p>
          </draw:text-box>
        </draw:frame>
        <draw:frame draw:style-name="gr30" draw:text-style-name="P20" draw:layer="layout" svg:width="14.556cm" svg:height="3.16cm" svg:x="3.02cm" svg:y="3.342cm">
          <draw:text-box>
            <text:p xml:id="id79" text:id="id79">If you try something like this:</text:p>
            <text:p/>
            <text:p xml:id="id80" text:id="id80"><text:s text:c="4"/>T<text:span text:style-name="T15">ime time2 = new Time(8, 20, 36.7);</text:span></text:p>
            <text:p xml:id="id81" text:id="id81"><text:span text:style-name="T15"><text:s text:c="2"/></text:span><text:span text:style-name="T15">System.out.println(time2);</text:span></text:p>
          </draw:text-box>
        </draw:frame>
        <draw:frame draw:style-name="gr31" draw:text-style-name="P20" draw:layer="layout" svg:width="7.352cm" svg:height="2.44cm" svg:x="3.021cm" svg:y="6.982cm">
          <draw:text-box>
            <text:p xml:id="id82" text:id="id82">You get a result like this:</text:p>
            <text:p/>
            <text:p xml:id="id83" text:id="id83"><text:s text:c="4"/><text:span text:style-name="T15">Time@80cc7c0</text:span></text:p>
          </draw:text-box>
        </draw:frame>
        <draw:custom-shape draw:style-name="gr32" draw:text-style-name="P10" xml:id="id84" draw:id="id84" draw:layer="layout" svg:width="3.954cm" svg:height="1.977cm" svg:x="0.883cm" svg:y="11.119cm">
          <text:p text:style-name="P9"><text:span text:style-name="T22">The name of</text:span></text:p>
          <text:p text:style-name="P9"><text:span text:style-name="T22">the class</text:span></text:p>
          <draw:enhanced-geometry svg:viewBox="0 0 21600 21600" draw:glue-points="10800 0 0 10800 10800 21600 21600 10800 ?f40 ?f41" draw:text-areas="0 0 21600 21600" draw:type="rectangular-callout" draw:modifiers="21447.0796460177 -19557.9373104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0" xml:id="id85" draw:id="id85" draw:layer="layout" svg:width="3.954cm" svg:height="1.977cm" svg:x="6.978cm" svg:y="11.08cm">
          <text:p text:style-name="P9"><text:span text:style-name="T22">The object’s</text:span></text:p>
          <text:p text:style-name="P9"><text:span text:style-name="T22">memory</text:span></text:p>
          <text:p text:style-name="P9"><text:span text:style-name="T22">address</text:span></text:p>
          <draw:enhanced-geometry svg:viewBox="0 0 21600 21600" draw:glue-points="10800 0 0 10800 10800 21600 21600 10800 ?f40 ?f41" draw:text-areas="0 0 21600 21600" draw:type="rectangular-callout" draw:modifiers="1004.90518331226 -19132.052578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20" draw:layer="layout" svg:width="8.677cm" svg:height="0.962cm" svg:x="14.592cm" svg:y="11.252cm">
          <draw:text-box>
            <text:p xml:id="id86" text:id="id86">This is not particularly useful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Overriding the </text:span><text:span text:style-name="T20">toString</text:span><text:span text:style-name="T4"> Method</text:span></text:p>
          </draw:text-box>
        </draw:frame>
        <draw:frame draw:style-name="gr34" draw:text-style-name="P25" draw:layer="layout" svg:width="19.082cm" svg:height="3.563cm" svg:x="3.02cm" svg:y="5.427cm">
          <draw:text-box>
            <text:p xml:id="id87" text:id="id87" text:style-name="P6"><text:span text:style-name="T15">public String toString() {</text:span></text:p>
            <text:p text:style-name="P6"><text:span text:style-name="T15"><text:s text:c="3"/></text:span><text:span text:style-name="T15">return String.format("%02d:%02d:%04.1f",</text:span></text:p>
            <text:p text:style-name="P6"><text:span text:style-name="T15"><text:s text:c="6"/></text:span><text:span text:style-name="T15">this.hour, this.minute, this.second);</text:span></text:p>
            <text:p text:style-name="P6"><text:span text:style-name="T15">}</text:span></text:p>
          </draw:text-box>
        </draw:frame>
        <draw:custom-shape draw:style-name="gr27" draw:text-style-name="P23" xml:id="id88" draw:id="id88" draw:layer="layout" svg:width="6.237cm" svg:height="1.87cm" svg:x="15.325cm" svg:y="2.968cm">
          <text:p text:style-name="P22"><text:span text:style-name="T24">This is an instance</text:span></text:p>
          <text:p text:style-name="P22"><text:span text:style-name="T24">method...</text:span></text:p>
          <draw:enhanced-geometry svg:viewBox="0 0 21600 21600" draw:glue-points="10800 0 0 10800 10800 21600 21600 10800 ?f40 ?f41" draw:text-areas="0 0 21600 21600" draw:type="rectangular-callout" draw:modifiers="-16970.4392433472 29600.42757883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3" xml:id="id89" draw:id="id89" draw:layer="layout" svg:width="5.481cm" svg:height="1.5cm" svg:x="4.463cm" svg:y="3.257cm">
          <text:p text:style-name="P22"><text:span text:style-name="T24">returning a </text:span><text:span text:style-name="T23">String</text:span></text:p>
          <draw:enhanced-geometry svg:viewBox="0 0 21600 21600" draw:glue-points="10800 0 0 10800 10800 21600 21600 10800 ?f40 ?f41" draw:text-areas="0 0 21600 21600" draw:type="rectangular-callout" draw:modifiers="11060.0510762495 34277.94803464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3" xml:id="id90" draw:id="id90" draw:layer="layout" svg:width="9.915cm" svg:height="2.61cm" svg:x="6.254cm" svg:y="9.951cm">
          <text:p text:style-name="P22"><text:span text:style-name="T24">Using</text:span><text:span text:style-name="T23"> String.forma</text:span><text:span text:style-name="T24">t to produce a</text:span></text:p>
          <text:p text:style-name="P22"><text:span text:style-name="T23">String</text:span><text:span text:style-name="T24"> that gives the attribute values</text:span></text:p>
          <text:p text:style-name="P22"><text:span text:style-name="T24">in a readable, useful form.</text:span></text:p>
          <draw:enhanced-geometry svg:viewBox="0 0 21600 21600" draw:glue-points="10800 0 0 10800 10800 21600 21600 10800 ?f40 ?f41" draw:text-areas="0 0 21600 21600" draw:type="rectangular-callout" draw:modifiers="7336.50665590964 -21078.8203753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Using the </text:span><text:span text:style-name="T20">toString</text:span><text:span text:style-name="T4"> Method</text:span></text:p>
          </draw:text-box>
        </draw:frame>
        <draw:frame draw:style-name="gr37" draw:text-style-name="P20" draw:layer="layout" svg:width="14.98cm" svg:height="3.936cm" svg:x="3.02cm" svg:y="2.842cm">
          <draw:text-box>
            <text:p xml:id="id91" text:id="id91">You may call <text:span text:style-name="T15">toString</text:span> explicitly:</text:p>
            <text:p/>
            <text:p xml:id="id92" text:id="id92"><text:s text:c="4"/>T<text:span text:style-name="T15">ime time2 = new Time(8, 20, 36.7);</text:span></text:p>
            <text:p xml:id="id93" text:id="id93"><text:span text:style-name="T15"><text:s text:c="2"/></text:span><text:span text:style-name="T15">String outputStr = time2.toString();</text:span></text:p>
            <text:p xml:id="id94" text:id="id94"><text:span text:style-name="T15"><text:s text:c="2"/></text:span><text:span text:style-name="T15">System.out.println(outputStr);</text:span></text:p>
          </draw:text-box>
        </draw:frame>
        <draw:frame draw:style-name="gr38" draw:text-style-name="P20" draw:layer="layout" svg:width="21.701cm" svg:height="3.966cm" svg:x="3.02cm" svg:y="7.152cm">
          <draw:text-box>
            <text:p xml:id="id95" text:id="id95">The <text:span text:style-name="T15">System.out.println</text:span> method implicitly calls an object’s <text:span text:style-name="T15">toString</text:span> method when printing an object:</text:p>
            <text:p/>
            <text:p xml:id="id96" text:id="id96"><text:s text:c="4"/>T<text:span text:style-name="T15">ime time2 = new Time(8, 20, 36.7);</text:span></text:p>
            <text:p xml:id="id97" text:id="id97"><text:span text:style-name="T15"><text:s text:c="2"/></text:span><text:span text:style-name="T15">System.out.println(time2);</text:span></text:p>
          </draw:text-box>
        </draw:frame>
        <draw:frame draw:style-name="gr39" draw:text-style-name="P20" draw:layer="layout" svg:width="21.701cm" svg:height="2.44cm" svg:x="3.021cm" svg:y="11.401cm">
          <draw:text-box>
            <text:p xml:id="id98" text:id="id98">Both of these will produce this output:</text:p>
            <text:p/>
            <text:p xml:id="id99" text:id="id99"><text:s text:c="4"/><text:span text:style-name="T15">08:20:36.7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20">equals</text:span><text:span text:style-name="T4"> method</text:span></text:p>
          </draw:text-box>
        </draw:frame>
        <draw:frame draw:style-name="gr40" draw:text-style-name="P27" draw:layer="layout" svg:width="19.848cm" svg:height="3.588cm" svg:x="3.813cm" svg:y="3.744cm">
          <draw:text-box>
            <text:list text:style-name="L1">
              <text:list-item>
                <text:p text:style-name="P26">The <text:span text:style-name="T15">==</text:span> operator checks whether two references are identical; that is, whether they refer to the same object.</text:p>
              </text:list-item>
              <text:list-item>
                <text:p text:style-name="P26">The <text:span text:style-name="T15">equals</text:span> method checks whether two objects are equivalent; that is, whether they have the same valu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== Tests Reference Equality</text:span></text:p>
          </draw:text-box>
        </draw:frame>
        <draw:frame draw:style-name="gr41" draw:text-style-name="P28" xml:id="id100" draw:id="id100" draw:layer="layout" svg:width="13.648cm" svg:height="2.411cm" svg:x="2.655cm" svg:y="2.952cm">
          <draw:text-box>
            <text:p><text:span text:style-name="T15">Time time1 = new Time(9, 30, 0.0);</text:span></text:p>
            <text:p><text:span text:style-name="T15">Time time2 = time1;</text:span></text:p>
            <text:p><text:span text:style-name="T15">Time time3 = new Time(9, 30, 0.0);</text:span></text:p>
          </draw:text-box>
        </draw:frame>
        <draw:g xml:id="id101" draw:id="id101">
          <draw:custom-shape draw:style-name="gr11" draw:text-style-name="P12" xml:id="id5" draw:id="id5" draw:layer="layout" svg:width="0.578cm" svg:height="0.578cm" svg:x="13.27cm" svg:y="8.13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xml:id="id6" draw:id="id6" draw:layer="layout" svg:width="5.029cm" svg:height="4.076cm" svg:x="16.164cm" svg:y="6.37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19.119cm" svg:y="6.748cm">
            <text:p text:style-name="P14"><text:span text:style-name="T17">9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19.119cm" svg:y="8.048cm">
            <text:p text:style-name="P14"><text:span text:style-name="T17">3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19.119cm" svg:y="9.348cm">
            <text:p text:style-name="P14"><text:span text:style-name="T17">0.0</text:span></text:p>
            <draw:enhanced-geometry svg:viewBox="0 0 21600 21600" draw:type="rectangle" draw:enhanced-path="M 0 0 L 21600 0 21600 21600 0 21600 0 0 Z N"/>
          </draw:custom-shape>
          <draw:frame draw:style-name="gr14" draw:text-style-name="P16" draw:layer="layout" svg:width="1.984cm" svg:height="0.81cm" svg:x="12.65cm" svg:y="7.446cm">
            <draw:text-box>
              <text:p><text:span text:style-name="T18">time3</text:span></text:p>
            </draw:text-box>
          </draw:frame>
          <draw:frame draw:style-name="gr15" draw:text-style-name="P16" draw:layer="layout" svg:width="1.687cm" svg:height="0.81cm" svg:x="16.687cm" svg:y="6.683cm">
            <draw:text-box>
              <text:p><text:span text:style-name="T18">hour</text:span></text:p>
            </draw:text-box>
          </draw:frame>
          <draw:frame draw:style-name="gr16" draw:text-style-name="P16" draw:layer="layout" svg:width="2.369cm" svg:height="0.81cm" svg:x="16.488cm" svg:y="7.983cm">
            <draw:text-box>
              <text:p><text:span text:style-name="T18">minute</text:span></text:p>
            </draw:text-box>
          </draw:frame>
          <draw:frame draw:style-name="gr16" draw:text-style-name="P16" draw:layer="layout" svg:width="2.369cm" svg:height="0.81cm" svg:x="16.489cm" svg:y="9.283cm">
            <draw:text-box>
              <text:p><text:span text:style-name="T18">second</text:span></text:p>
            </draw:text-box>
          </draw:frame>
          <draw:connector draw:style-name="gr42" draw:text-style-name="P8" draw:layer="layout" draw:type="line" svg:x1="13.848cm" svg:y1="8.42cm" svg:x2="16.164cm" svg:y2="8.41cm" draw:start-shape="id5" draw:start-glue-point="1" draw:end-shape="id6" draw:end-glue-point="3" svg:d="M13848 8420l2316-10" svg:viewBox="0 0 2317 11">
            <text:p/>
          </draw:connector>
        </draw:g>
        <draw:g xml:id="id102" draw:id="id102">
          <draw:custom-shape draw:style-name="gr11" draw:text-style-name="P12" draw:layer="layout" svg:width="0.578cm" svg:height="0.578cm" svg:x="3.357cm" svg:y="7.5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5.029cm" svg:height="4.076cm" svg:x="6.236cm" svg:y="6.3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9.191cm" svg:y="6.716cm">
            <text:p text:style-name="P14"><text:span text:style-name="T17">9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9.191cm" svg:y="8.016cm">
            <text:p text:style-name="P14"><text:span text:style-name="T17">3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9.191cm" svg:y="9.316cm">
            <text:p text:style-name="P14"><text:span text:style-name="T17">0.0</text:span></text:p>
            <draw:enhanced-geometry svg:viewBox="0 0 21600 21600" draw:type="rectangle" draw:enhanced-path="M 0 0 L 21600 0 21600 21600 0 21600 0 0 Z N"/>
          </draw:custom-shape>
          <draw:frame draw:style-name="gr14" draw:text-style-name="P16" draw:layer="layout" svg:width="1.984cm" svg:height="0.81cm" svg:x="2.737cm" svg:y="6.865cm">
            <draw:text-box>
              <text:p><text:span text:style-name="T18">time1</text:span></text:p>
            </draw:text-box>
          </draw:frame>
          <draw:frame draw:style-name="gr15" draw:text-style-name="P16" draw:layer="layout" svg:width="1.687cm" svg:height="0.81cm" svg:x="6.759cm" svg:y="6.651cm">
            <draw:text-box>
              <text:p><text:span text:style-name="T18">hour</text:span></text:p>
            </draw:text-box>
          </draw:frame>
          <draw:frame draw:style-name="gr16" draw:text-style-name="P16" draw:layer="layout" svg:width="2.369cm" svg:height="0.81cm" svg:x="6.56cm" svg:y="7.951cm">
            <draw:text-box>
              <text:p><text:span text:style-name="T18">minute</text:span></text:p>
            </draw:text-box>
          </draw:frame>
          <draw:frame draw:style-name="gr16" draw:text-style-name="P16" draw:layer="layout" svg:width="2.369cm" svg:height="0.81cm" svg:x="6.561cm" svg:y="9.251cm">
            <draw:text-box>
              <text:p><text:span text:style-name="T18">second</text:span></text:p>
            </draw:text-box>
          </draw:frame>
          <draw:custom-shape draw:style-name="gr11" draw:text-style-name="P12" draw:layer="layout" svg:width="0.578cm" svg:height="0.578cm" svg:x="3.454cm" svg:y="9.22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6" draw:layer="layout" svg:width="1.984cm" svg:height="0.81cm" svg:x="2.834cm" svg:y="8.538cm">
            <draw:text-box>
              <text:p><text:span text:style-name="T18">time2</text:span></text:p>
            </draw:text-box>
          </draw:frame>
          <draw:line draw:style-name="gr43" draw:text-style-name="P8" draw:layer="layout" svg:x1="4.032cm" svg:y1="9.541cm" svg:x2="6.236cm" svg:y2="9.541cm">
            <text:p/>
          </draw:line>
          <draw:line draw:style-name="gr43" draw:text-style-name="P8" draw:layer="layout" svg:x1="4.023cm" svg:y1="7.841cm" svg:x2="6.227cm" svg:y2="7.841cm">
            <text:p/>
          </draw:line>
        </draw:g>
        <draw:frame draw:style-name="gr44" draw:text-style-name="P20" draw:layer="layout" svg:width="8.606cm" svg:height="2.165cm" svg:x="2.539cm" svg:y="11.466cm">
          <draw:text-box>
            <text:p xml:id="id103" text:id="id103"><text:span text:style-name="T15">time1 == time2 → true</text:span></text:p>
            <text:p xml:id="id104" text:id="id104"><text:span text:style-name="T17">This is </text:span><text:span text:style-name="T18">true</text:span><text:span text:style-name="T17"> because both </text:span><text:span text:style-name="T18">time1</text:span><text:span text:style-name="T17"> and </text:span><text:span text:style-name="T18">time2</text:span><text:span text:style-name="T17"> refer to the same object.</text:span></text:p>
          </draw:text-box>
        </draw:frame>
        <draw:frame draw:style-name="gr45" draw:text-style-name="P20" draw:layer="layout" svg:width="12.825cm" svg:height="3.113cm" svg:x="13.339cm" svg:y="11.467cm">
          <draw:text-box>
            <text:p xml:id="id105" text:id="id105"><text:span text:style-name="T15">time1 == time3 → false</text:span></text:p>
            <text:p xml:id="id106" text:id="id106"><text:span text:style-name="T17">Even though the attributes are the same, </text:span><text:span text:style-name="T18">time1</text:span><text:span text:style-name="T17"> and </text:span><text:span text:style-name="T18">time3</text:span><text:span text:style-name="T17"> refer to different object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Implementing the </text:span><text:span text:style-name="T20">equals</text:span><text:span text:style-name="T4"> method</text:span></text:p>
          </draw:text-box>
        </draw:frame>
        <draw:frame draw:style-name="gr46" draw:text-style-name="P30" draw:layer="layout" svg:width="22.436cm" svg:height="5.219cm" svg:x="2.071cm" svg:y="6.748cm">
          <draw:text-box>
            <text:p xml:id="id107" text:id="id107" text:style-name="P29"><text:span text:style-name="T15">public boolean equals(Time that) {</text:span></text:p>
            <text:p xml:id="id108" text:id="id108" text:style-name="P29"><text:span text:style-name="T15"><text:s text:c="4"/></text:span><text:span text:style-name="T15">final double DELTA = 0.001;</text:span></text:p>
            <text:p xml:id="id109" text:id="id109" text:style-name="P29"><text:span text:style-name="T15"><text:s text:c="4"/></text:span><text:span text:style-name="T15">return this.hour == that.hour</text:span></text:p>
            <text:p xml:id="id110" text:id="id110" text:style-name="P29"><text:span text:style-name="T15"><text:s text:c="8"/></text:span><text:span text:style-name="T15">&amp;&amp; this.minute == that.minute</text:span></text:p>
            <text:p xml:id="id111" text:id="id111" text:style-name="P29"><text:span text:style-name="T15"><text:s text:c="8"/></text:span><text:span text:style-name="T15">&amp;&amp; Math.abs(this.second - that.second) &lt; DELTA;</text:span></text:p>
            <text:p xml:id="id112" text:id="id112" text:style-name="P29"><text:span text:style-name="T15">}</text:span></text:p>
          </draw:text-box>
        </draw:frame>
        <draw:custom-shape draw:style-name="gr27" draw:text-style-name="P23" xml:id="id113" draw:id="id113" draw:layer="layout" svg:width="6.237cm" svg:height="1.87cm" svg:x="1.055cm" svg:y="3.796cm">
          <text:p text:style-name="P22"><text:span text:style-name="T23">equals</text:span><text:span text:style-name="T24"> is also an</text:span></text:p>
          <text:p text:style-name="P22"><text:span text:style-name="T24">instance method.</text:span></text:p>
          <draw:enhanced-geometry svg:viewBox="0 0 21600 21600" draw:glue-points="10800 0 0 10800 10800 21600 21600 10800 ?f40 ?f41" draw:text-areas="0 0 21600 21600" draw:type="rectangular-callout" draw:modifiers="13469.7018275088 35776.80384820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3" xml:id="id114" draw:id="id114" draw:layer="layout" svg:width="6.237cm" svg:height="1.87cm" svg:x="11.611cm" svg:y="3.257cm">
          <text:p text:style-name="P22"><text:span text:style-name="T24">The object you want to</text:span></text:p>
          <text:p text:style-name="P22"><text:span text:style-name="T24">compare </text:span><text:span text:style-name="T23">this</text:span><text:span text:style-name="T24"> object to</text:span></text:p>
          <draw:enhanced-geometry svg:viewBox="0 0 21600 21600" draw:glue-points="10800 0 0 10800 10800 21600 21600 10800 ?f40 ?f41" draw:text-areas="0 0 21600 21600" draw:type="rectangular-callout" draw:modifiers="6437.06316126964 41075.7883484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0" xml:id="id115" draw:id="id115" draw:layer="layout" svg:width="12.102cm" svg:height="1.977cm" svg:x="8.904cm" svg:y="11.967cm">
          <text:p text:style-name="P9"><text:span text:style-name="T22">When comparing </text:span><text:span text:style-name="T23">double</text:span><text:span text:style-name="T22"> values,</text:span></text:p>
          <text:p text:style-name="P9"><text:span text:style-name="T22">if they are within </text:span><text:span text:style-name="T23">DELTA</text:span><text:span text:style-name="T22"> of each other,</text:span></text:p>
          <text:p text:style-name="P9"><text:span text:style-name="T22">consider them to be “equal.”</text:span></text:p>
          <draw:enhanced-geometry svg:viewBox="0 0 21600 21600" draw:glue-points="10800 0 0 10800 10800 21600 21600 10800 ?f40 ?f41" draw:text-areas="0 0 21600 21600" draw:type="rectangular-callout" draw:modifiers="20977.1461621086 -8386.65318503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Correct Equality Testing</text:span></text:p>
          </draw:text-box>
        </draw:frame>
        <draw:frame draw:style-name="gr48" draw:text-style-name="P28" draw:layer="layout" svg:width="15.144cm" svg:height="1.832cm" svg:x="2.655cm" svg:y="2.952cm">
          <draw:text-box>
            <text:p><text:span text:style-name="T15">Time time1 = new Time(9, 30, 0.0);</text:span></text:p>
            <text:p><text:span text:style-name="T15">Time otherTime = new Time(9, 30, 0.0);</text:span></text:p>
          </draw:text-box>
        </draw:frame>
        <draw:g>
          <draw:custom-shape draw:style-name="gr11" draw:text-style-name="P12" xml:id="id7" draw:id="id7" draw:layer="layout" svg:width="0.578cm" svg:height="0.578cm" svg:x="14.57cm" svg:y="7.43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xml:id="id8" draw:id="id8" draw:layer="layout" svg:width="5.029cm" svg:height="4.076cm" svg:x="17.464cm" svg:y="5.67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20.419cm" svg:y="6.048cm">
            <text:p text:style-name="P14"><text:span text:style-name="T17">9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20.419cm" svg:y="7.348cm">
            <text:p text:style-name="P14"><text:span text:style-name="T17">3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20.419cm" svg:y="8.648cm">
            <text:p text:style-name="P14"><text:span text:style-name="T17">0.0</text:span></text:p>
            <draw:enhanced-geometry svg:viewBox="0 0 21600 21600" draw:type="rectangle" draw:enhanced-path="M 0 0 L 21600 0 21600 21600 0 21600 0 0 Z N"/>
          </draw:custom-shape>
          <draw:frame draw:style-name="gr14" draw:text-style-name="P16" draw:layer="layout" svg:width="3.169cm" svg:height="0.81cm" svg:x="13.45cm" svg:y="6.746cm">
            <draw:text-box>
              <text:p><text:span text:style-name="T18">otherTime</text:span></text:p>
            </draw:text-box>
          </draw:frame>
          <draw:frame draw:style-name="gr15" draw:text-style-name="P16" draw:layer="layout" svg:width="1.687cm" svg:height="0.81cm" svg:x="17.987cm" svg:y="5.983cm">
            <draw:text-box>
              <text:p><text:span text:style-name="T18">hour</text:span></text:p>
            </draw:text-box>
          </draw:frame>
          <draw:frame draw:style-name="gr16" draw:text-style-name="P16" draw:layer="layout" svg:width="2.369cm" svg:height="0.81cm" svg:x="17.788cm" svg:y="7.283cm">
            <draw:text-box>
              <text:p><text:span text:style-name="T18">minute</text:span></text:p>
            </draw:text-box>
          </draw:frame>
          <draw:frame draw:style-name="gr16" draw:text-style-name="P16" draw:layer="layout" svg:width="2.369cm" svg:height="0.81cm" svg:x="17.789cm" svg:y="8.583cm">
            <draw:text-box>
              <text:p><text:span text:style-name="T18">second</text:span></text:p>
            </draw:text-box>
          </draw:frame>
          <draw:connector draw:style-name="gr42" draw:text-style-name="P8" draw:layer="layout" draw:type="line" svg:x1="15.148cm" svg:y1="7.72cm" svg:x2="17.464cm" svg:y2="7.71cm" draw:start-shape="id7" draw:start-glue-point="1" draw:end-shape="id8" draw:end-glue-point="3" svg:d="M15148 7720l2316-10" svg:viewBox="0 0 2317 11">
            <text:p/>
          </draw:connector>
        </draw:g>
        <draw:g>
          <draw:custom-shape draw:style-name="gr11" draw:text-style-name="P12" draw:layer="layout" svg:width="0.578cm" svg:height="0.578cm" svg:x="3.357cm" svg:y="6.8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5.029cm" svg:height="4.076cm" svg:x="6.236cm" svg:y="5.6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9.191cm" svg:y="6.016cm">
            <text:p text:style-name="P14"><text:span text:style-name="T17">9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9.191cm" svg:y="7.316cm">
            <text:p text:style-name="P14"><text:span text:style-name="T17">3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716cm" svg:height="0.625cm" svg:x="9.191cm" svg:y="8.616cm">
            <text:p text:style-name="P14"><text:span text:style-name="T17">0.0</text:span></text:p>
            <draw:enhanced-geometry svg:viewBox="0 0 21600 21600" draw:type="rectangle" draw:enhanced-path="M 0 0 L 21600 0 21600 21600 0 21600 0 0 Z N"/>
          </draw:custom-shape>
          <draw:frame draw:style-name="gr14" draw:text-style-name="P16" draw:layer="layout" svg:width="1.984cm" svg:height="0.81cm" svg:x="2.737cm" svg:y="6.165cm">
            <draw:text-box>
              <text:p><text:span text:style-name="T18">time1</text:span></text:p>
            </draw:text-box>
          </draw:frame>
          <draw:frame draw:style-name="gr15" draw:text-style-name="P16" draw:layer="layout" svg:width="1.687cm" svg:height="0.81cm" svg:x="6.759cm" svg:y="5.951cm">
            <draw:text-box>
              <text:p><text:span text:style-name="T18">hour</text:span></text:p>
            </draw:text-box>
          </draw:frame>
          <draw:frame draw:style-name="gr16" draw:text-style-name="P16" draw:layer="layout" svg:width="2.369cm" svg:height="0.81cm" svg:x="6.56cm" svg:y="7.251cm">
            <draw:text-box>
              <text:p><text:span text:style-name="T18">minute</text:span></text:p>
            </draw:text-box>
          </draw:frame>
          <draw:frame draw:style-name="gr16" draw:text-style-name="P16" draw:layer="layout" svg:width="2.369cm" svg:height="0.81cm" svg:x="6.561cm" svg:y="8.551cm">
            <draw:text-box>
              <text:p><text:span text:style-name="T18">second</text:span></text:p>
            </draw:text-box>
          </draw:frame>
          <draw:line draw:style-name="gr43" draw:text-style-name="P8" draw:layer="layout" svg:x1="4.023cm" svg:y1="7.141cm" svg:x2="6.227cm" svg:y2="7.141cm">
            <text:p/>
          </draw:line>
        </draw:g>
        <draw:frame draw:style-name="gr45" draw:text-style-name="P20" draw:layer="layout" svg:width="12.825cm" svg:height="3.113cm" svg:x="7.432cm" svg:y="11.253cm">
          <draw:text-box>
            <text:p><text:span text:style-name="T15">time1.equals(otherTime) → true</text:span></text:p>
            <text:p><text:span text:style-name="T17"/></text:p>
            <text:p><text:span text:style-name="T17">The custom </text:span><text:span text:style-name="T18">equals</text:span><text:span text:style-name="T17"> method tests that attributes are the same (not merely the references) and returns </text:span><text:span text:style-name="T18">true</text:span><text:span text:style-name="T17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Add </text:span><text:span text:style-name="T20">Time</text:span><text:span text:style-name="T4"> objects – </text:span><text:span text:style-name="T20">static</text:span><text:span text:style-name="T4"> method</text:span></text:p>
          </draw:text-box>
        </draw:frame>
        <draw:frame draw:style-name="gr49" draw:text-style-name="P32" draw:layer="layout" svg:width="17.297cm" svg:height="5.581cm" svg:x="5.312cm" svg:y="5.07cm">
          <draw:text-box>
            <text:p xml:id="id116" text:id="id116" text:style-name="P31"><text:span text:style-name="T15">public static Time add(Time t1, Time t2) {</text:span></text:p>
            <text:p xml:id="id117" text:id="id117" text:style-name="P31"><text:span text:style-name="T15"><text:s text:c="4"/></text:span><text:span text:style-name="T15">Time sum = new Time();</text:span></text:p>
            <text:p xml:id="id118" text:id="id118" text:style-name="P31"><text:span text:style-name="T15"><text:s text:c="4"/></text:span><text:span text:style-name="T15">sum.hour = t1.hour + t2.hour;</text:span></text:p>
            <text:p xml:id="id119" text:id="id119" text:style-name="P31"><text:span text:style-name="T15"><text:s text:c="4"/></text:span><text:span text:style-name="T15">sum.minute = t1.minute + t2.minute;</text:span></text:p>
            <text:p xml:id="id120" text:id="id120" text:style-name="P31"><text:span text:style-name="T15"><text:s text:c="4"/></text:span><text:span text:style-name="T15">sum.second = t1.second + t2.second;</text:span></text:p>
            <text:p xml:id="id121" text:id="id121" text:style-name="P31"><text:span text:style-name="T15"><text:s text:c="4"/></text:span><text:span text:style-name="T15">return sum;</text:span></text:p>
            <text:p xml:id="id122" text:id="id122" text:style-name="P31"><text:span text:style-name="T15">}</text:span></text:p>
          </draw:text-box>
        </draw:frame>
        <draw:custom-shape draw:style-name="gr50" draw:text-style-name="P34" xml:id="id123" draw:id="id123" draw:layer="layout" svg:width="7.029cm" svg:height="1.23cm" svg:x="15.019cm" svg:y="3.208cm">
          <text:p text:style-name="P33"><text:span text:style-name="T8">Requires two parameters</text:span></text:p>
          <draw:enhanced-geometry svg:viewBox="0 0 21600 21600" draw:type="rectangle" draw:enhanced-path="M 0 0 L 21600 0 21600 21600 0 21600 0 0 Z N"/>
        </draw:custom-shape>
        <draw:line draw:style-name="gr51" draw:text-style-name="P8" xml:id="id124" draw:id="id124" draw:layer="layout" svg:x1="16.623cm" svg:y1="4.49cm" svg:x2="15.607cm" svg:y2="5.07cm">
          <text:p/>
        </draw:line>
        <draw:line draw:style-name="gr52" draw:text-style-name="P8" xml:id="id125" draw:id="id125" draw:layer="layout" svg:x1="18.841cm" svg:y1="4.49cm" svg:x2="19.643cm" svg:y2="5.07cm">
          <text:p/>
        </draw:line>
        <draw:custom-shape draw:style-name="gr53" draw:text-style-name="P23" xml:id="id126" draw:id="id126" draw:layer="layout" svg:width="5.173cm" svg:height="1.401cm" svg:x="21.285cm" svg:y="6.289cm">
          <text:p text:style-name="P22"><text:span text:style-name="T24">Add corresponding</text:span></text:p>
          <text:p text:style-name="P22"><text:span text:style-name="T24">attributes</text:span></text:p>
          <draw:enhanced-geometry svg:viewBox="0 0 21600 21600" draw:glue-points="10800 0 0 10800 10800 21600 21600 10800 ?f40 ?f41" draw:text-areas="0 0 21600 21600" draw:type="rectangular-callout" draw:modifiers="-4508.69733281794 16900.99857346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35" draw:layer="layout" svg:width="18.79cm" svg:height="1.691cm" svg:x="5.426cm" svg:y="10.877cm">
          <draw:text-box>
            <text:p xml:id="id127" text:id="id127" text:style-name="P31"><text:span text:style-name="T15">// example method call:</text:span></text:p>
            <text:p xml:id="id128" text:id="id128" text:style-name="P31"><text:span text:style-name="T15">Time endTime = Time.add(startTime, runningTime);</text:span></text:p>
          </draw:text-box>
        </draw:frame>
        <draw:custom-shape draw:style-name="gr53" draw:text-style-name="P23" xml:id="id129" draw:id="id129" draw:layer="layout" svg:width="5.173cm" svg:height="1.401cm" svg:x="7.841cm" svg:y="13.184cm">
          <text:p text:style-name="P22"><text:span text:style-name="T24">Invoked via class</text:span></text:p>
          <text:p text:style-name="P22"><text:span text:style-name="T24">name</text:span></text:p>
          <draw:enhanced-geometry svg:viewBox="0 0 21600 21600" draw:glue-points="10800 0 0 10800 10800 21600 21600 10800 ?f40 ?f41" draw:text-areas="0 0 21600 21600" draw:type="rectangular-callout" draw:modifiers="17717.5106300734 -12047.9315263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Add </text:span><text:span text:style-name="T20">Time</text:span><text:span text:style-name="T4"> objects – instance method</text:span></text:p>
          </draw:text-box>
        </draw:frame>
        <draw:frame draw:style-name="gr49" draw:text-style-name="P32" draw:layer="layout" svg:width="17.297cm" svg:height="5.581cm" svg:x="5.312cm" svg:y="5.07cm">
          <draw:text-box>
            <text:p xml:id="id130" text:id="id130" text:style-name="P31"><text:span text:style-name="T15">public Time add(Time t2) {</text:span></text:p>
            <text:p xml:id="id131" text:id="id131" text:style-name="P31"><text:span text:style-name="T15"><text:s text:c="4"/></text:span><text:span text:style-name="T15">Time sum = new Time();</text:span></text:p>
            <text:p xml:id="id132" text:id="id132" text:style-name="P31"><text:span text:style-name="T15"><text:s text:c="4"/></text:span><text:span text:style-name="T15">sum.hour = this.hour + t2.hour;</text:span></text:p>
            <text:p xml:id="id133" text:id="id133" text:style-name="P31"><text:span text:style-name="T15"><text:s text:c="4"/></text:span><text:span text:style-name="T15">sum.minute = this.minute + t2.minute;</text:span></text:p>
            <text:p xml:id="id134" text:id="id134" text:style-name="P31"><text:span text:style-name="T15"><text:s text:c="4"/></text:span><text:span text:style-name="T15">sum.second = this.second + t2.second;</text:span></text:p>
            <text:p xml:id="id135" text:id="id135" text:style-name="P31"><text:span text:style-name="T15"><text:s text:c="4"/></text:span><text:span text:style-name="T15">return sum;</text:span></text:p>
            <text:p xml:id="id136" text:id="id136" text:style-name="P31"><text:span text:style-name="T15">}</text:span></text:p>
          </draw:text-box>
        </draw:frame>
        <draw:custom-shape draw:style-name="gr53" draw:text-style-name="P23" xml:id="id138" draw:id="id138" draw:layer="layout" svg:width="5.173cm" svg:height="1.401cm" svg:x="21.285cm" svg:y="6.289cm">
          <text:p text:style-name="P22"><text:span text:style-name="T24">Add corresponding</text:span></text:p>
          <text:p text:style-name="P22"><text:span text:style-name="T24">attributes</text:span></text:p>
          <draw:enhanced-geometry svg:viewBox="0 0 21600 21600" draw:glue-points="10800 0 0 10800 10800 21600 21600 10800 ?f40 ?f41" draw:text-areas="0 0 21600 21600" draw:type="rectangular-callout" draw:modifiers="-4508.69733281794 16900.99857346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35" draw:layer="layout" svg:width="16.504cm" svg:height="1.691cm" svg:x="5.426cm" svg:y="10.877cm">
          <draw:text-box>
            <text:p xml:id="id139" text:id="id139" text:style-name="P31"><text:span text:style-name="T15">// example method call:</text:span></text:p>
            <text:p xml:id="id140" text:id="id140" text:style-name="P31"><text:span text:style-name="T15">Time endTime = startTime.add(runningTime);</text:span></text:p>
          </draw:text-box>
        </draw:frame>
        <draw:custom-shape draw:style-name="gr53" draw:text-style-name="P23" xml:id="id141" draw:id="id141" draw:layer="layout" svg:width="5.173cm" svg:height="1.401cm" svg:x="8.638cm" svg:y="13.184cm">
          <text:p text:style-name="P22"><text:span text:style-name="T24">Invoked via an</text:span></text:p>
          <text:p text:style-name="P22"><text:span text:style-name="T24">object instance</text:span></text:p>
          <draw:enhanced-geometry svg:viewBox="0 0 21600 21600" draw:glue-points="10800 0 0 10800 10800 21600 21600 10800 ?f40 ?f41" draw:text-areas="0 0 21600 21600" draw:type="rectangular-callout" draw:modifiers="17717.5106300734 -12047.9315263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3" xml:id="id137" draw:id="id137" draw:layer="layout" svg:width="5.173cm" svg:height="1.401cm" svg:x="6.608cm" svg:y="2.922cm">
          <text:p text:style-name="P22"><text:span text:style-name="T24">The method is</text:span></text:p>
          <text:p text:style-name="P22"><text:span text:style-name="T24">not </text:span><text:span text:style-name="T23">static</text:span><text:span text:style-name="T24">.</text:span></text:p>
          <draw:enhanced-geometry svg:viewBox="0 0 21600 21600" draw:glue-points="10800 0 0 10800 10800 21600 21600 10800 ?f40 ?f41" draw:text-areas="0 0 21600 21600" draw:type="rectangular-callout" draw:modifiers="6220.33243138771 33647.9315263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0-11T18:51:07.782487361</dc:date>
    <meta:editing-duration>P4DT5H22M21S</meta:editing-duration>
    <meta:editing-cycles>998</meta:editing-cycles>
    <meta:generator>LibreOffice/7.1.6.2$Linux_X86_64 LibreOffice_project/0e133318fcee89abacd6a7d077e292f1145735c3</meta:generator>
    <meta:document-statistic meta:object-count="236"/>
  </office:meta>
</office:document-meta>
</file>